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="2pt solid #000000" style:vertical-align="automatic" fo:wrap-option="wrap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9" style:family="table-cell" style:parent-style-name="Hyperlink" style:data-style-name="N0">
      <style:table-cell-properties fo:border-top="none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3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16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2.091458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8.22854166666667cm"/>
    </style:style>
    <style:style style:name="co5" style:family="table-column">
      <style:table-column-properties fo:break-before="auto" style:column-width="6.6145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Bill of materials for midi-gr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Reference</text:p>
          </table:table-cell>
          <table:table-cell office:value-type="string" table:style-name="ce4">
            <text:p>Quantity</text:p>
          </table:table-cell>
          <table:table-cell office:value-type="string" table:style-name="ce5">
            <text:p>Part number</text:p>
          </table:table-cell>
          <table:table-cell office:value-type="string" table:style-name="ce4">
            <text:p>Description</text:p>
          </table:table-cell>
          <table:table-cell office:value-type="string" table:style-name="ce6">
            <text:p>Catalog link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kia 5110 LCD</text:p>
          </table:table-cell>
          <table:table-cell office:value-type="string" table:style-name="ce8">
            <text:p>LCD module, ILI9341 controller, TFT LCD Display, 9-pin breakout PCB, SPI interface, 5V/3.3V</text:p>
          </table:table-cell>
          <table:table-cell office:value-type="string" table:style-name="ce9">
            <text:p><text:a xlink:href="https://www.ebay.com/itm/84-48-LCD-Module-White-Backlight-Adapter-PCB-for-Nokia-5110-Arduino/400488314619">https://www.ebay.com/itm/84-48-LCD-Module-White-Backlight-Adapter-PCB-for-Nokia-5110-Arduino/400488314619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3, C2, C1, C6, C7, C8, C9, C11, C13, C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1">
            <text:p>Capacitor MLCC, 100n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2, C10, C4, C5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Capacitor MLCC, 2.2u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4, C1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Capacitor MLCC, 27pF +/-10%, 6.3V, 0603, C0G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6, C18, C19, C21, C20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Capacitor MLCC, 10uF +/-10%, 6.3V, 1206, X5R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string" table:style-name="ce10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office:value-type="float" office:value="77" table:style-name="ce11">
            <text:p>77</text:p>
          </table:table-cell>
          <table:table-cell table:style-name="ce11"/>
          <table:table-cell office:value-type="string" table:style-name="ce11">
            <text:p>RGB LED, TH, d=5mm, p=1.27mm, common anode, diffused, pinout: RAGB</text:p>
          </table:table-cell>
          <table:table-cell office:value-type="string" table:style-name="ce13">
            <text:p><text:a xlink:href="https://www.ebay.com/itm/100pcs-x-5mm-RGB-LED-Common-Cathode-Tri-Color-Emitting-Diodes-Diffused/291498456335">https://www.ebay.com/itm/100pcs-x-5mm-RGB-LED-Common-Cathode-Tri-Color-Emitting-Diodes-Diffused/291498456335</text:a></text:p>
          </table:table-cell>
          <table:table-cell table:number-columns-repeated="16379"/>
        </table:table-row>
        <table:table-row table:style-name="ro5">
          <table:table-cell office:value-type="string" table:style-name="ce10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LL4148-GS08</text:p>
          </table:table-cell>
          <table:table-cell office:value-type="string" table:style-name="ce11">
            <text:p>100V 0.3A standard switching diode, MiniMELF</text:p>
          </table:table-cell>
          <table:table-cell office:value-type="string" table:style-name="ce13">
            <text:p><text:a xlink:href="https://www.tme.eu/en/details/ll4148-gs08/smd-universal-diodes/vishay/">https://www.tme.eu/en/details/ll4148-gs08/smd-universal-diodes/vishay/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F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206L050YR</text:p>
          </table:table-cell>
          <table:table-cell office:value-type="string" table:style-name="ce11">
            <text:p>Polyfuse, 6V, 500mA, 1206</text:p>
          </table:table-cell>
          <table:table-cell office:value-type="string" table:style-name="ce13">
            <text:p><text:a xlink:href="https://eu.mouser.com/productdetail/?qs=PWhpLWeW8wckT8hV5jLiAA%3D%3D">https://eu.mouser.com/productdetail/?qs=PWhpLWeW8wckT8hV5jLiAA%3D%3D</text:a></text:p>
          </table:table-cell>
          <table:table-cell table:number-columns-repeated="16379"/>
        </table:table-row>
        <table:table-row table:style-name="ro7">
          <table:table-cell office:value-type="string" table:style-name="ce10">
            <text:p>J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05017-0001</text:p>
          </table:table-cell>
          <table:table-cell office:value-type="string" table:style-name="ce11">
            <text:p>Connector, Micro USB</text:p>
          </table:table-cell>
          <table:table-cell office:value-type="string" table:style-name="ce13">
            <text:p><text:a xlink:href="https://www.lemona.lt/?page=item&amp;i_id=216110">https://www.lemona.lt/?page=item&amp;i_id=21611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J2, J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FC68133</text:p>
          </table:table-cell>
          <table:table-cell office:value-type="string" table:style-name="ce11">
            <text:p>3-pin audio jack receptable (stereo/TRS connector) with 2 switching contacts</text:p>
          </table:table-cell>
          <table:table-cell office:value-type="string" table:style-name="ce13">
            <text:p><text:a xlink:href="http://lt.farnell.com/cliff-electronic-components/fc68133/stereo-jack-3-5mm-5pos-pcb/dp/2518190">http://lt.farnell.com/cliff-electronic-components/fc68133/stereo-jack-3-5mm-5pos-pcb/dp/2518190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J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22-27-2041</text:p>
          </table:table-cell>
          <table:table-cell office:value-type="string" table:style-name="ce11">
            <text:p>Generic connector, single row, 01x04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Q2, Q1, Q4, Q3, Q6, Q5, Q8, Q7, Q10, Q9, Q12, Q11, Q14, Q13, Q16, Q15, Q18, Q17, Q20, Q19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BSH205G2</text:p>
          </table:table-cell>
          <table:table-cell office:value-type="string" table:style-name="ce11">
            <text:p>MOSFET, P Channel, -2 A, -20 V, SOT-23</text:p>
          </table:table-cell>
          <table:table-cell office:value-type="string" table:style-name="ce13">
            <text:p><text:a xlink:href="http://uk.farnell.com/nexperia/bsh205g2/mosfet-p-ch-20v-2a-to236ab/dp/2498570">http://uk.farnell.com/nexperia/bsh205g2/mosfet-p-ch-20v-2a-to236ab/dp/249857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Q28, Q27, Q26, Q25, Q32, Q31, Q30, Q29, Q24, Q23, Q22, Q21, Q33, Q34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NX7002AK</text:p>
          </table:table-cell>
          <table:table-cell office:value-type="string" table:style-name="ce11">
            <text:p>MOSFET, N-Channel, 190 mA, 60 V, SOT-23</text:p>
          </table:table-cell>
          <table:table-cell office:value-type="string" table:style-name="ce13">
            <text:p><text:a xlink:href="http://uk.farnell.com/nexperia/nx7002ak/mosfet-single-n-ch-60v-0-19a-sot23/dp/2191746">http://uk.farnell.com/nexperia/nx7002ak/mosfet-single-n-ch-60v-0-19a-sot23/dp/2191746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R21, R22, R23, R24, R64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1K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28, R27, R26, R25, R44, R43, R42, R41, R36, R35, R34, R33</text:p>
          </table:table-cell>
          <table:table-cell office:value-type="float" office:value="12" table:style-name="ce11">
            <text:p>12</text:p>
          </table:table-cell>
          <table:table-cell table:style-name="ce11"/>
          <table:table-cell office:value-type="string" table:style-name="ce11">
            <text:p>Resistor, 100R +/-1%, 1206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office:value-type="float" office:value="42" table:style-name="ce11">
            <text:p>42</text:p>
          </table:table-cell>
          <table:table-cell table:style-name="ce11"/>
          <table:table-cell office:value-type="string" table:style-name="ce11">
            <text:p>Resistor, 10K +/-5%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57, R58, R61, R60, R62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220R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65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Resistor, 1.6K +/-5%, 060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style-name="ce10">
            <text:p>SW1, SW2, SW3, SW4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4 x 4 silicone push button matrix, button size: 15mm x 15mm, matrix size 100mm x 100mm</text:p>
          </table:table-cell>
          <table:table-cell office:value-type="string" table:style-name="ce13">
            <text:p><text:a xlink:href="http://www.better-silicone.com/Translucent-Silicone-Rubber-Button-Pad-4x4-Keyboard-pd847135.html">http://www.better-silicone.com/Translucent-Silicone-Rubber-Button-Pad-4x4-Keyboard-pd847135.html</text:a>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SW5, SW6, SW7, SW8, SW9, SW10, SW11, SW12, SW13, SW14, SW15, SW16, SW17, SW18, SW19, SW20, SW23, SW24</text:p>
          </table:table-cell>
          <table:table-cell office:value-type="float" office:value="18" table:style-name="ce11">
            <text:p>18</text:p>
          </table:table-cell>
          <table:table-cell table:style-name="ce11"/>
          <table:table-cell office:value-type="string" table:style-name="ce11">
            <text:p>Tactile switch with stem for cap, 12mm x 12mm, h=7.3mm</text:p>
          </table:table-cell>
          <table:table-cell office:value-type="string" table:style-name="ce13">
            <text:p><text:a xlink:href="https://www.ebay.com/itm/25PCS-12x12x7-3mm-Tact-Tactile-Push-Button-Momentary-SMD-PCB-Switch-with-Cap/382202288162">https://www.ebay.com/itm/25PCS-12x12x7-3mm-Tact-Tactile-Push-Button-Momentary-SMD-PCB-Switch-with-Cap/382202288162</text:a>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float" office:value="17" table:style-name="ce11">
            <text:p>17</text:p>
          </table:table-cell>
          <table:table-cell table:style-name="ce11"/>
          <table:table-cell office:value-type="string" table:style-name="ce11">
            <text:p>Button cap, round, d=12mm, black</text:p>
          </table:table-cell>
          <table:table-cell table:style-name="ce12"/>
          <table:table-cell table:number-columns-repeated="16379"/>
        </table:table-row>
        <table:table-row table:style-name="ro2">
          <table:table-cell table:style-name="ce10"/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Button cap, round, d=12mm, red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SW21, SW2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Tactile switch, 6mm x 6mm, h=4.3mm</text:p>
          </table:table-cell>
          <table:table-cell table:style-name="ce12"/>
          <table:table-cell table:number-columns-repeated="16379"/>
        </table:table-row>
        <table:table-row table:style-name="ro7">
          <table:table-cell office:value-type="string" table:style-name="ce10">
            <text:p>SW25, SW26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C12E24204A9</text:p>
          </table:table-cell>
          <table:table-cell office:value-type="string" table:style-name="ce11">
            <text:p>Rotary encoder, incremental, 24 pulses/revolution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STM32F411RCT6</text:p>
          </table:table-cell>
          <table:table-cell office:value-type="string" table:style-name="ce11">
            <text:p>Microcontroller, ARM Cortex-M4, LQFP64, Flash: 256KB Ram: 128KB,100MHz Voltage: 1.7..3.6V IO-pins: 50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4, U3, U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SN74HC138PW</text:p>
          </table:table-cell>
          <table:table-cell office:value-type="string" table:style-name="ce11">
            <text:p>Decoder 3 to 8 (active low outputs), TSSOP-16</text:p>
          </table:table-cell>
          <table:table-cell office:value-type="string" table:style-name="ce13">
            <text:p><text:a xlink:href="http://uk.farnell.com/texas-instruments/sn74hc138pw/ic-decoder-demux-smd/dp/9591095">http://uk.farnell.com/texas-instruments/sn74hc138pw/ic-decoder-demux-smd/dp/9591095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USBUF02W6</text:p>
          </table:table-cell>
          <table:table-cell office:value-type="string" table:style-name="ce11">
            <text:p>2-line EMI filter and ESD protection with R pull-up, for USB interfaces, SOT-363</text:p>
          </table:table-cell>
          <table:table-cell office:value-type="string" table:style-name="ce13">
            <text:p><text:a xlink:href="http://uk.farnell.com/stmicroelectronics/usbuf02w6/filter-low-pass-1ghz-sot-323-6/dp/2341659">http://uk.farnell.com/stmicroelectronics/usbuf02w6/filter-low-pass-1ghz-sot-323-6/dp/2341659</text:a></text:p>
          </table:table-cell>
          <table:table-cell table:number-columns-repeated="16379"/>
        </table:table-row>
        <table:table-row table:style-name="ro8">
          <table:table-cell office:value-type="string" table:style-name="ce10">
            <text:p>U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VO617A</text:p>
          </table:table-cell>
          <table:table-cell office:value-type="string" table:style-name="ce11">
            <text:p>Optocoupler, SO-4</text:p>
          </table:table-cell>
          <table:table-cell office:value-type="string" table:style-name="ce13">
            <text:p><text:a xlink:href="https://eu.mouser.com/ProductDetail/Vishay-Semiconductors/VO617A-8X017T?qs=%2fha2pyFaduga7JDI9Y4HlZSPCPCm8mReb3LRegGLigzOqtsvsZdCeQ%3d%3d">https://eu.mouser.com/ProductDetail/Vishay-Semiconductors/VO617A-8X017T?qs=%2fha2pyFaduga7JDI9Y4HlZSPCPCm8mReb3LRegGLigzOqtsvsZdCeQ%3d%3d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D1117STR</text:p>
          </table:table-cell>
          <table:table-cell office:value-type="string" table:style-name="ce11">
            <text:p>800mA Low-Dropout Linear Regulator, adjustable output, SOT-223</text:p>
          </table:table-cell>
          <table:table-cell office:value-type="string" table:style-name="ce13">
            <text:p><text:a xlink:href="http://uk.farnell.com/stmicroelectronics/ld1117str/ic-v-reg-adj-1-25-15v-smd-1117/dp/1202824">http://uk.farnell.com/stmicroelectronics/ld1117str/ic-v-reg-adj-1-25-15v-smd-1117/dp/1202824</text:a></text:p>
          </table:table-cell>
          <table:table-cell table:number-columns-repeated="16379"/>
        </table:table-row>
        <table:table-row table:style-name="ro6">
          <table:table-cell office:value-type="string" table:style-name="ce14">
            <text:p>Y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BM3B-8.000MHZ-B2-T</text:p>
          </table:table-cell>
          <table:table-cell office:value-type="string" table:style-name="ce15">
            <text:p>Crystal 8.0MHz 18pf 20ppm -20C +70C</text:p>
          </table:table-cell>
          <table:table-cell office:value-type="string" table:style-name="ce16">
            <text:p><text:a xlink:href="https://eu.mouser.com/ProductDetail/?qs=NE97hfUNX0Ef9OqIOqO2cA%3D%3D">https://eu.mouser.com/ProductDetail/?qs=NE97hfUNX0Ef9OqIOqO2cA%3D%3D</text:a></text:p>
          </table:table-cell>
          <table:table-cell table:number-columns-repeated="16379"/>
        </table:table-row>
        <table:table-row table:number-rows-repeated="1048544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das</meta:initial-creator>
    <dc:creator>Gedas</dc:creator>
    <meta:creation-date>2018-01-21T12:19:23Z</meta:creation-date>
    <dc:date>2018-01-27T12:07:43Z</dc:date>
  </office:meta>
</office:document-meta>
</file>